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rsid="000449d2" officeooo:paragraph-rsid="000449d2"/>
    </style:style>
    <style:style style:name="P2" style:family="paragraph" style:parent-style-name="Text_20_body">
      <style:paragraph-properties fo:text-align="start" style:justify-single-word="false"/>
      <style:text-properties officeooo:rsid="000449d2" officeooo:paragraph-rsid="000449d2"/>
    </style:style>
    <style:style style:name="P3" style:family="paragraph" style:parent-style-name="Text_20_body">
      <style:paragraph-properties fo:text-align="justify" style:justify-single-word="false"/>
      <style:text-properties officeooo:rsid="000449d2" officeooo:paragraph-rsid="000449d2"/>
    </style:style>
    <style:style style:name="P4" style:family="paragraph" style:parent-style-name="Text_20_body">
      <style:text-properties officeooo:rsid="000751af" officeooo:paragraph-rsid="000751af"/>
    </style:style>
    <style:style style:name="P5" style:family="paragraph" style:parent-style-name="Title">
      <style:text-properties officeooo:rsid="000449d2" officeooo:paragraph-rsid="000449d2"/>
    </style:style>
    <style:style style:name="P6" style:family="paragraph" style:parent-style-name="Heading_20_1">
      <style:text-properties officeooo:rsid="000449d2" officeooo:paragraph-rsid="000449d2"/>
    </style:style>
    <style:style style:name="P7" style:family="paragraph" style:parent-style-name="Heading_20_1">
      <style:text-properties officeooo:rsid="000751af" officeooo:paragraph-rsid="000751af"/>
    </style:style>
    <style:style style:name="P8" style:family="paragraph" style:parent-style-name="Heading_20_1">
      <style:text-properties officeooo:rsid="0007f3dc" officeooo:paragraph-rsid="0007f3dc"/>
    </style:style>
    <style:style style:name="P9" style:family="paragraph" style:parent-style-name="Text_20_body">
      <style:text-properties officeooo:paragraph-rsid="0007f3dc"/>
    </style:style>
    <style:style style:name="T1" style:family="text">
      <style:text-properties officeooo:rsid="0007f3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tica 2: Memoria</text:p>
      <text:p text:style-name="P1">Alejandro Guitarte Fernández y Antonio Richarte González</text:p>
      <text:p text:style-name="P2"/>
      <text:h text:style-name="P6" text:outline-level="1">Ejercicio 1</text:h>
      <text:p text:style-name="P3">Hemos utilizado un flujo de comunicación de un entero por mensaje, mandando los mensajes en un bucle hasta enviar la palabra ‘exit’. Esto es adecuado para UDP, pues es orientado a mensajes, de manera que enviamos estos de uno en uno.</text:p>
      <text:p text:style-name="P3">Si fuera TCP, sería más complicado, habría que mandar algún delimitador para indicar cuando acaba un punto y empieza otro, pues se envían todos de manera continua (orientado a conexión, flujo de datos).</text:p>
      <text:h text:style-name="P7" text:outline-level="1">Ejercicio 2</text:h>
      <text:p text:style-name="P4">Para recibir la lista, hemos recibido los mensajes byte a byte (el tamaño de un carácter), y parar de recibir cuando nos lleguen dos espacios seguidos, que es el delimitador que hemos usado para dejar de mandar mensajes al cliente.</text:p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>Bibliografía</text:h>
      <text:p text:style-name="P9"><text:a xlink:type="simple" xlink:href="https://stackoverflow.com/" text:style-name="Internet_20_link" text:visited-style-name="Visited_20_Internet_20_Link"><text:span text:style-name="T1">https://stackoverflow.com/</text:span></text:a></text:p>
      <text:p text:style-name="P9"><text:a xlink:type="simple" xlink:href="https://www.geeksforgeeks.org/" office:name="Geeksforgeeks" text:style-name="Internet_20_link" text:visited-style-name="Visited_20_Internet_20_Link"><text:span text:style-name="T1">https://www.geeksforgeeks.org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0:45:48.943279868</meta:creation-date>
    <dc:date>2022-04-11T13:56:02.381986318</dc:date>
    <meta:editing-duration>PT1H36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31" meta:character-count="831" meta:non-whitespace-character-count="710"/>
  </office:meta>
</office:document-meta>
</file>